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b4e12" style:font-weight-asian="bold" style:font-weight-complex="bold"/>
    </style:style>
    <style:style style:name="P3" style:family="paragraph" style:parent-style-name="Standard">
      <style:text-properties fo:font-weight="bold" officeooo:paragraph-rsid="000c6ab8" style:font-weight-asian="bold" style:font-weight-complex="bold"/>
    </style:style>
    <style:style style:name="P4" style:family="paragraph" style:parent-style-name="Standard">
      <style:text-properties officeooo:paragraph-rsid="000b4e12"/>
    </style:style>
    <style:style style:name="P5" style:family="paragraph" style:parent-style-name="Standard">
      <style:text-properties fo:font-size="26pt" fo:font-weight="bold" officeooo:rsid="000c6ab8" officeooo:paragraph-rsid="000c6ab8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paragraph-rsid="000c796e"/>
    </style:style>
    <style:style style:name="P7" style:family="paragraph" style:parent-style-name="Standard">
      <style:text-properties officeooo:paragraph-rsid="000d6687"/>
    </style:style>
    <style:style style:name="T1" style:family="text">
      <style:text-properties officeooo:rsid="000b4e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e12" style:font-weight-asian="bold" style:font-weight-complex="bold"/>
    </style:style>
    <style:style style:name="T4" style:family="text">
      <style:text-properties fo:font-weight="bold" officeooo:rsid="000d668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4e12" style:font-weight-asian="normal" style:font-weight-complex="normal"/>
    </style:style>
    <style:style style:name="T7" style:family="text">
      <style:text-properties officeooo:rsid="000d66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ministrator urls:</text:p>
      <text:p text:style-name="Standard"/>
      <text:p text:style-name="Standard">@admin.route('/admin/users', methods=['GET', 'POST'])</text:p>
      <text:p text:style-name="P1">def users():</text:p>
      <text:p text:style-name="Standard"><text:s text:c="3"/></text:p>
      <text:p text:style-name="Standard">@admin.route('/admin/users/&lt;user_id&gt;', methods=['GET', 'POST'])</text:p>
      <text:p text:style-name="P1">def update_user(user_id):</text:p>
      <text:p text:style-name="Standard"><text:s text:c="4"/></text:p>
      <text:p text:style-name="Standard">@admin.route("/admin/users/signup", methods=['GET', 'POST'])</text:p>
      <text:p text:style-name="Standard"><text:span text:style-name="T2">def </text:span><text:bookmark-start text:name="__DdeLink__1488_1296673979"/><text:span text:style-name="T3">register</text:span><text:span text:style-name="T2">_</text:span><text:span text:style-name="T3">user</text:span><text:bookmark-end text:name="__DdeLink__1488_1296673979"/><text:span text:style-name="T2">():</text:span></text:p>
      <text:p text:style-name="Standard"/>
      <text:p text:style-name="Standard">@admin.route("/admin/users/&lt;user_id&gt;/delete")</text:p>
      <text:p text:style-name="P1">def delete_user(user_id):</text:p>
      <text:p text:style-name="Standard"><text:s text:c="3"/></text:p>
      <text:p text:style-name="Standard">@admin.route('/admin/users/&lt;user_id&gt;/schedules', methods=['GET', 'POST'])</text:p>
      <text:p text:style-name="P3">def <text:span text:style-name="T1">user_</text:span>schedules(user_id):</text:p>
      <text:p text:style-name="P3"/>
      <text:p text:style-name="P7">@admin.route('/admin/users/&lt;user_id&gt;/<text:span text:style-name="T7">alarns</text:span>', methods=['GET', 'POST'])</text:p>
      <text:p text:style-name="P7"><text:span text:style-name="T2">def </text:span><text:span text:style-name="T3">user_</text:span><text:span text:style-name="T4">alarms</text:span><text:span text:style-name="T2">(user_id):</text:span></text:p>
      <text:p text:style-name="Standard"><text:s text:c="2"/></text:p>
      <text:p text:style-name="P1"/>
      <text:p text:style-name="P1"/>
      <text:p text:style-name="P4">@admin.route("/admin/schedules", methods=['GET'])</text:p>
      <text:p text:style-name="P2">def schedules():</text:p>
      <text:p text:style-name="Standard"><text:s text:c="3"/></text:p>
      <text:p text:style-name="P4">@admin.route('/admin/schedule/&lt;int:schedule_id&gt;', methods=['GET', 'POST'])</text:p>
      <text:p text:style-name="P2">def schedule(schedule_id):</text:p>
      <text:p text:style-name="P2"/>
      <text:p text:style-name="Standard">@admin.route('/admin/schedule/&lt;int:schedule_id&gt;/update', methods=['GET', 'POST'])</text:p>
      <text:p text:style-name="P1">def update_<text:span text:style-name="T1">s</text:span>chedule(schedule_id):</text:p>
      <text:p text:style-name="Standard"><text:s text:c="6"/></text:p>
      <text:p text:style-name="Standard">@admin.route("/admin/schedule", methods=['GET', 'POST'])</text:p>
      <text:p text:style-name="P1">def register_<text:span text:style-name="T1">s</text:span>chedule():</text:p>
      <text:p text:style-name="P1"/>
      <text:p text:style-name="P2"/>
      <text:p text:style-name="Standard"/>
      <text:p text:style-name="Standard"/>
      <text:p text:style-name="Standard">@admin.route('/admin/alarms', methods=['GET', 'POST'])</text:p>
      <text:p text:style-name="Standard">@requires_access_level()</text:p>
      <text:p text:style-name="P2">def alarms():</text:p>
      <text:p text:style-name="P1"><text:bookmark-start text:name="__DdeLink__1498_1296673979"/></text:p>
      <text:p text:style-name="P4">@admin.route('/admin/schedule/&lt;int:schedule_id&gt;/update', methods=['GET', 'POST'])</text:p>
      <text:p text:style-name="P6">@requires_access_level()</text:p>
      <text:p text:style-name="P2">def update_alarm(alarm_id):</text:p>
      <text:p text:style-name="P4"><text:s text:c="6"/></text:p>
      <text:p text:style-name="P4">@admin.route("/admin/schedule", methods=['GET', 'POST'])</text:p>
      <text:p text:style-name="P6">@requires_access_level()</text:p>
      <text:p text:style-name="P2">def register_alarm():<text:bookmark-end text:name="__DdeLink__1498_1296673979"/></text:p>
      <text:p text:style-name="P1"/>
      <text:p text:style-name="Standard"><text:s text:c="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8:37:51.734717442</meta:creation-date>
    <dc:date>2020-07-31T19:43:39.363223719</dc:date>
    <meta:editing-duration>PT2M56S</meta:editing-duration>
    <meta:editing-cycles>1</meta:editing-cycles>
    <meta:document-statistic meta:table-count="0" meta:image-count="0" meta:object-count="0" meta:page-count="1" meta:paragraph-count="38" meta:word-count="67" meta:character-count="1230" meta:non-whitespace-character-count="1164"/>
    <meta:generator>LibreOffice/6.4.3.2$Linux_X86_64 LibreOffice_project/40$Build-2</meta:generator>
  </office:meta>
</office:document-meta>
</file>